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7cm" loext:contextual-spacing="false" fo:line-height="1.199cm"/>
      <style:text-properties officeooo:paragraph-rsid="00094647"/>
    </style:style>
    <style:style style:name="P2" style:family="paragraph" style:parent-style-name="Standard">
      <style:paragraph-properties fo:margin-top="0cm" fo:margin-bottom="0.7cm" loext:contextual-spacing="false" fo:line-height="1.199cm"/>
      <style:text-properties officeooo:paragraph-rsid="000b1a31"/>
    </style:style>
    <style:style style:name="P3" style:family="paragraph" style:parent-style-name="Text_20_body">
      <style:paragraph-properties fo:margin-top="0cm" fo:margin-bottom="0.7cm" loext:contextual-spacing="false" fo:line-height="1.199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JARDOTTY"/>
    </style:style>
    <style:style style:name="T3" style:family="text">
      <style:text-properties style:font-name="JARDOTTY" style:text-underline-style="solid" style:text-underline-width="auto" style:text-underline-color="font-color"/>
    </style:style>
    <style:style style:name="T4" style:family="text">
      <style:text-properties style:font-name="JARDOTTY" fo:font-size="18pt" style:font-size-asian="18pt" style:font-size-complex="18pt"/>
    </style:style>
    <style:style style:name="T5" style:family="text">
      <style:text-properties style:font-name="JARDOTTY"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style:font-name="JARDOTTY" fo:font-size="18pt" style:text-underline-style="none" style:font-size-asian="18pt" style:font-size-complex="18pt"/>
    </style:style>
    <style:style style:name="T7" style:family="text">
      <style:text-properties style:font-name="JARDOTTY" fo:font-size="18pt" style:text-underline-style="none" fo:font-weight="bold" style:font-size-asian="18pt" style:font-weight-asian="bold" style:font-size-complex="18pt" style:font-weight-complex="bold"/>
    </style:style>
    <style:style style:name="T8" style:family="text">
      <style:text-properties style:font-name="JARDOTTY" fo:font-size="18pt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style:font-name="JARDOTTY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font-name="JARDOTTY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JARDOTTY" fo:font-size="18pt" fo:font-style="normal" style:text-underline-style="none" fo:font-weight="normal" officeooo:rsid="000b1a31" style:font-size-asian="18pt" style:font-style-asian="normal" style:font-weight-asian="normal" style:font-size-complex="18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Matthew 5</text:span></text:p>
      <text:p text:style-name="P2"><text:span text:style-name="T10">Blessed are the poor in spirit: for theirs is the kingdom of heaven. </text:span><text:span text:style-name="T10">Blessed are the meek: for they shall possess the land. Blessed are they that mourn: for they shall be comforted.</text:span></text:p>
      <text:p text:style-name="P1"><text:span text:style-name="T10">Blessed are they that hunger and thirst after justice: for they shall have their fill. Blessed are the merciful: for they shall obtain mercy. Blessed are the clean of heart: for they shall see God. Blessed are the peacemakers: for they shall be called children of God. Blessed are they that suffer persecution for justice' sake: for theirs is the kingdom of heaven. </text:span></text:p>
      <text:p text:style-name="P3"><text:span text:style-name="T10">Blessed are ye when they shall revile you, and persecute you, and speak all that is evil against you, untruly, for my sake: Be glad and rejoice, for your reward is very great in heaven. For so they persecuted the prophets that were before you. </text:span></text:p>
      <text:p text:style-name="P3"><text:soft-page-break/><text:span text:style-name="T10">Beati pauperes spiritu: quoniam ipsorum est regnum caelorum. Beati mites: quoniam ipsi possidebunt terram. Beati qui lugent: quoniam ipsi consolabuntur. </text:span></text:p>
      <text:p text:style-name="P3"><text:span text:style-name="T10">Beati qui esuriunt et sitiunt justitiam: quoniam ipsi saturabuntur. Beati misericordes: quoniam ipsi misericordiam consequentur. Beati mundo corde: quoniam ipsi Deum videbunt. Beati pacifici: quoniam filii Dei vocabuntur. Beati qui persecutionem patiuntur propter justitiam: quoniam ipsorum est regnum caelorum. </text:span></text:p>
      <text:p text:style-name="P3"><text:span text:style-name="T10">Beati estis cum maledixerint vobis, et persecuti vos fuerint, et dixerint omne malum adversum vos mentientes, propter me: gaudete, et exsultate, quoniam merces vestra copiosa est in caelis. Sic enim persecuti sunt prophetas, qui fuerunt ante v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5:27:49.887536850</meta:creation-date>
    <meta:print-date>2015-11-02T15:32:28.845659967</meta:print-date>
    <dc:date>2015-11-02T15:37:37.318013339</dc:date>
    <meta:editing-duration>PT3M41S</meta:editing-duration>
    <meta:editing-cycles>1</meta:editing-cycles>
    <meta:document-statistic meta:table-count="0" meta:image-count="0" meta:object-count="0" meta:page-count="2" meta:paragraph-count="7" meta:word-count="239" meta:character-count="1511" meta:non-whitespace-character-count="1275"/>
    <meta:generator>LibreOffice/4.3.3.2$Linux_X86_64 LibreOffice_project/430m0$Build-2</meta:generator>
  </office:meta>
</office:document-meta>
</file>